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129ee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3" style:family="text">
      <style:text-properties officeooo:rsid="0119bd75"/>
    </style:style>
    <style:style style:name="T144" style:family="text">
      <style:text-properties style:font-name="Liberation Sans" fo:font-size="12pt" fo:language="en" fo:country="GB" style:font-size-asian="12pt" style:font-size-complex="12pt"/>
    </style:style>
    <style:style style:name="T145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6" style:family="text">
      <style:text-properties style:font-name="Liberation Sans" fo:language="en" fo:country="GB"/>
    </style:style>
    <style:style style:name="T147" style:family="text">
      <style:text-properties style:font-name="Liberation Sans" fo:language="en" fo:country="GB" officeooo:rsid="01f61662"/>
    </style:style>
    <style:style style:name="T148" style:family="text">
      <style:text-properties officeooo:rsid="01e96954"/>
    </style:style>
    <style:style style:name="T149" style:family="text">
      <style:text-properties officeooo:rsid="020686f0"/>
    </style:style>
    <style:style style:name="T150" style:family="text">
      <style:text-properties officeooo:rsid="02143b9a"/>
    </style:style>
    <style:style style:name="T151" style:family="text">
      <style:text-properties officeooo:rsid="0faa7573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officeooo:rsid="02182436" style:font-size-asian="10pt" style:font-size-complex="10pt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0">Linux (</text:span>Ubuntu or Debian<text:span text:style-name="T150">)</text:span>.</text:p>
      <text:p text:style-name="P19"><text:span text:style-name="Strong_20_Emphasis"><text:span text:style-name="T71"/></text:span></text:p>
      <text:p text:style-name="P19"><text:span text:style-name="Strong_20_Emphasis"><text:span text:style-name="T141">This is a fillable PDF, no printing required.</text:span></text:span></text:p>
      <text:p text:style-name="P19"><text:span text:style-name="Strong_20_Emphasis"><text:span text:style-name="T141"/></text:span></text:p>
      <text:list xml:id="list2422735842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4">Collect E-mail addresses and mail server addresses </text:span><text:span text:style-name="T145">per user</text:span><text:span text:style-name="T14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6">ad</text:span><text:span text:style-name="T147">d</text:span><text:span text:style-name="T146">res</text:span><text:span text:style-name="T147">s book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82447760422010" text:continue-list="list2422735842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1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2">From a Live USB stick you can boot and work with </text:span><text:span text:style-name="T153">Linux</text:span><text:span text:style-name="Strong_20_Emphasis"><text:span text:style-name="T114"> </text:span></text:span><text:span text:style-name="T152">without modifying any files on the hard drive and also allows installation of </text:span><text:span text:style-name="T153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5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4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6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82448709821198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8">, under</text:span></text:span> <text:span text:style-name="T158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82447674815373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82449433713368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2141522495" text:style-name="L2">
        <text:list-header>
          <text:p text:style-name="P75"><text:span text:style-name="Strong_20_Emphasis"><text:span text:style-name="T142"/></text:span></text:p>
          <text:p text:style-name="P76"><text:span text:style-name="Strong_20_Emphasis"><text:span text:style-name="T142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82448173260820" text:continue-numbering="true" text:style-name="L2">
        <text:list-header>
          <text:p text:style-name="P77"><text:span text:style-name="Emphasis"><text:span text:style-name="T160">Written</text:span></text:span><text:span text:style-name="Emphasis"><text:span text:style-name="T161"> </text:span></text:span><text:span text:style-name="Emphasis"><text:span text:style-name="T160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4">Karel Zimmer</text:span></text:span></text:a><text:span text:style-name="Emphasis"><text:span text:style-name="T162">, Creative Commons Zero 1.0 license</text:span></text:span><text:span text:style-name="Emphasis"><text:span text:style-name="T159"> </text:span></text:span><text:span text:style-name="Emphasis"><text:span text:style-name="T1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59"><text:s/></text:span></text:span><text:span text:style-name="Emphasis"><text:span text:style-name="T1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59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9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9">e.g</text:span>. Jan <text:span text:style-name="T148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9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9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9">F</text:span>i netw<text:span text:style-name="T149">o</text:span>rk na<text:span text:style-name="T149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9">user</text:span>/<text:span text:style-name="T149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9">User</text:span>/<text:span text:style-name="T149">Seq </text:span><text:span text:style-name="T143">#</text:span></text:p>
          </table:table-cell>
          <table:table-cell table:style-name="Tabel2.A1" office:value-type="string">
            <text:p text:style-name="P54">Email nam<text:span text:style-name="T149">e</text:span></text:p>
          </table:table-cell>
          <table:table-cell table:style-name="Tabel2.A1" office:value-type="string">
            <text:p text:style-name="P54">Email ad<text:span text:style-name="T149">d</text:span>res<text:span text:style-name="T149">s</text:span></text:p>
          </table:table-cell>
          <table:table-cell table:style-name="Tabel2.A1" office:value-type="string">
            <text:p text:style-name="P62"><text:span text:style-name="T149">User </text:span>nam<text:span text:style-name="T149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9">example</text:span>.com)</text:p>
          </table:table-cell>
          <table:table-cell table:style-name="Tabel2.G1" office:value-type="string">
            <text:p text:style-name="P56">Outgoing mail server<text:line-break/>(smtp.<text:span text:style-name="T149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9T08:24:46.949683609">09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9T08:24:46.950893118">09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9T08:24:46.799887031</dc:date>
    <meta:print-date>2014-01-05T10:21:33.960023988</meta:print-date>
    <meta:keyword>Installatie</meta:keyword>
    <meta:keyword>Checklist</meta:keyword>
    <meta:keyword>Linux</meta:keyword>
    <meta:editing-cycles>2455</meta:editing-cycles>
    <meta:editing-duration>P5DT2H50M56S</meta:editing-duration>
    <meta:printed-by>Karel Zimmer</meta:printed-by>
    <dc:creator>Karel Zimmer</dc:creator>
    <meta:document-statistic meta:table-count="5" meta:image-count="2" meta:object-count="0" meta:page-count="4" meta:paragraph-count="156" meta:word-count="594" meta:character-count="4110" meta:non-whitespace-character-count="3382"/>
    <meta:user-defined meta:name="Info 1"/>
    <meta:user-defined meta:name="Info 2"/>
    <meta:user-defined meta:name="Info 3"/>
    <meta:user-defined meta:name="Info 4"/>
  </office:meta>
</office:document-meta>
</file>